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/>
      <style:text-properties style:font-name="Arial" style:font-name-complex="Arial" fo:font-weight="bold" style:font-weight-asian="bold" fo:font-size="8pt" style:font-size-asian="8pt" style:font-size-complex="8pt"/>
    </style:style>
    <style:style style:name="TableColumn5" style:family="table-column">
      <style:table-column-properties style:column-width="1.5722in" style:use-optimal-column-width="false"/>
    </style:style>
    <style:style style:name="TableColumn6" style:family="table-column">
      <style:table-column-properties style:column-width="3.8847in" style:use-optimal-column-width="false"/>
    </style:style>
    <style:style style:name="TableColumn7" style:family="table-column">
      <style:table-column-properties style:column-width="0.1854in" style:use-optimal-column-width="false"/>
    </style:style>
    <style:style style:name="TableColumn8" style:family="table-column">
      <style:table-column-properties style:column-width="1.118in" style:use-optimal-column-width="false"/>
    </style:style>
    <style:style style:name="TableColumn9" style:family="table-column">
      <style:table-column-properties style:column-width="3.4194in" style:use-optimal-column-width="false"/>
    </style:style>
    <style:style style:name="Table4" style:family="table">
      <style:table-properties style:width="10.1798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fo:background-color="#7030A0" style:writing-mode="lr-tb" fo:padding-top="0.0402in" fo:padding-left="0.0402in" fo:padding-bottom="0.0402in" fo:padding-right="0.0402in"/>
    </style:style>
    <style:style style:name="P12" style:parent-style-name="Standard" style:family="paragraph">
      <style:paragraph-properties fo:margin-bottom="0in" fo:line-height="100%"/>
    </style:style>
    <style:style style:name="T13" style:parent-style-name="DefaultParagraphFont" style:family="text">
      <style:text-properties style:font-name="Arial" style:font-name-complex="Arial" fo:font-weight="bold" style:font-weight-asian="bold" fo:color="#FFFFFF"/>
    </style:style>
    <style:style style:name="TableCell14" style:family="table-cell">
      <style:table-cell-properties fo:border-top="none" fo:border-left="none" fo:border-bottom="none" fo:border-right="0.0069in solid #000000" style:writing-mode="lr-tb" fo:padding-top="0.0402in" fo:padding-left="0.0402in" fo:padding-bottom="0.0402in" fo:padding-right="0.0402in"/>
    </style:style>
    <style:style style:name="P15" style:parent-style-name="Standard" style:family="paragraph">
      <style:paragraph-properties fo:text-align="end" fo:margin-bottom="0in" fo:line-height="100%"/>
      <style:text-properties style:font-name="Arial" style:font-name-complex="Arial" fo:font-weight="bold" style:font-weight-asian="bold" fo:color="#FFFFFF"/>
    </style:style>
    <style:style style:name="TableCell16" style:family="table-cell">
      <style:table-cell-properties fo:border-top="0.0069in solid #000000" fo:border-left="none" fo:border-bottom="0.0069in solid #000000" fo:border-right="0.0069in solid #000000" fo:background-color="#7030A0" style:writing-mode="lr-tb" fo:padding-top="0.0402in" fo:padding-left="0.0402in" fo:padding-bottom="0.0402in" fo:padding-right="0.0402in"/>
    </style:style>
    <style:style style:name="P17" style:parent-style-name="Standard" style:family="paragraph">
      <style:paragraph-properties fo:margin-bottom="0in" fo:line-height="100%"/>
    </style:style>
    <style:style style:name="T18" style:parent-style-name="DefaultParagraphFont" style:family="text">
      <style:text-properties style:font-name="Arial" style:font-name-complex="Arial" fo:font-weight="bold" style:font-weight-asian="bold" fo:color="#FFFFFF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fo:background-color="#D9D9D9" style:writing-mode="lr-tb" fo:padding-top="0.0402in" fo:padding-left="0.0402in" fo:padding-bottom="0.0402in" fo:padding-right="0.0402in"/>
    </style:style>
    <style:style style:name="P21" style:parent-style-name="Standard" style:family="paragraph">
      <style:paragraph-properties fo:margin-bottom="0in" fo:line-height="100%"/>
    </style:style>
    <style:style style:name="T22" style:parent-style-name="DefaultParagraphFont" style:family="text">
      <style:text-properties style:font-name="Arial" style:font-name-complex="Arial"/>
    </style:style>
    <style:style style:name="TableCell23" style:family="table-cell">
      <style:table-cell-properties fo:border="0.0069in solid #000000" fo:background-color="#D9D9D9" style:writing-mode="lr-tb" fo:padding-top="0.0402in" fo:padding-left="0.0402in" fo:padding-bottom="0.0402in" fo:padding-right="0.0402in"/>
    </style:style>
    <style:style style:name="P24" style:parent-style-name="Standard" style:family="paragraph">
      <style:paragraph-properties fo:margin-bottom="0in" fo:line-height="100%"/>
    </style:style>
    <style:style style:name="T2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Cell26" style:family="table-cell">
      <style:table-cell-properties fo:border-top="none" fo:border-left="none" fo:border-bottom="none" fo:border-right="0.0069in solid #000000" style:writing-mode="lr-tb" fo:padding-top="0.0402in" fo:padding-left="0.0402in" fo:padding-bottom="0.0402in" fo:padding-right="0.0402in"/>
    </style:style>
    <style:style style:name="P27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8" style:family="table-cell">
      <style:table-cell-properties fo:border-top="0.0069in solid #000000" fo:border-left="none" fo:border-bottom="0.0069in solid #000000" fo:border-right="0.0069in solid #000000" fo:background-color="#D9D9D9" style:writing-mode="lr-tb" fo:padding-top="0.0402in" fo:padding-left="0.0402in" fo:padding-bottom="0.0402in" fo:padding-right="0.0402in"/>
    </style:style>
    <style:style style:name="P29" style:parent-style-name="Standard" style:family="paragraph">
      <style:paragraph-properties fo:margin-bottom="0in" fo:line-height="100%"/>
    </style:style>
    <style:style style:name="T30" style:parent-style-name="DefaultParagraphFont" style:family="text">
      <style:text-properties style:font-name="Arial" style:font-name-complex="Arial"/>
    </style:style>
    <style:style style:name="TableCell31" style:family="table-cell">
      <style:table-cell-properties fo:border="0.0069in solid #000000" fo:background-color="#D9D9D9" style:writing-mode="lr-tb" fo:padding-top="0.0402in" fo:padding-left="0.0402in" fo:padding-bottom="0.0402in" fo:padding-right="0.0402in"/>
    </style:style>
    <style:style style:name="P32" style:parent-style-name="Standard" style:family="paragraph">
      <style:paragraph-properties fo:margin-bottom="0in" fo:line-height="100%"/>
      <style:text-properties style:font-name="Arial" style:font-name-complex="Arial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.0402in" fo:padding-left="0.0402in" fo:padding-bottom="0.0402in" fo:padding-right="0.0402in"/>
    </style:style>
    <style:style style:name="P35" style:parent-style-name="Standard" style:family="paragraph">
      <style:paragraph-properties fo:margin-bottom="0in" fo:line-height="100%"/>
    </style:style>
    <style:style style:name="T36" style:parent-style-name="DefaultParagraphFont" style:family="text">
      <style:text-properties style:font-name="Arial" style:font-name-complex="Arial"/>
    </style:style>
    <style:style style:name="TableCell37" style:family="table-cell">
      <style:table-cell-properties fo:border="0.0069in solid #000000" fo:background-color="#D9D9D9" style:writing-mode="lr-tb" fo:padding-top="0.0402in" fo:padding-left="0.0402in" fo:padding-bottom="0.0402in" fo:padding-right="0.0402in"/>
    </style:style>
    <style:style style:name="P38" style:parent-style-name="Standard" style:family="paragraph">
      <style:paragraph-properties fo:margin-bottom="0in" fo:line-height="100%"/>
    </style:style>
    <style:style style:name="T3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Cell40" style:family="table-cell">
      <style:table-cell-properties fo:border-top="none" fo:border-left="none" fo:border-bottom="none" fo:border-right="0.0069in solid #000000" style:writing-mode="lr-tb" fo:padding-top="0.0402in" fo:padding-left="0.0402in" fo:padding-bottom="0.0402in" fo:padding-right="0.0402in"/>
    </style:style>
    <style:style style:name="P41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2" style:family="table-cell">
      <style:table-cell-properties fo:border-top="0.0069in solid #000000" fo:border-left="none" fo:border-bottom="0.0069in solid #000000" fo:border-right="0.0069in solid #000000" fo:background-color="#D9D9D9" style:writing-mode="lr-tb" fo:padding-top="0.0402in" fo:padding-left="0.0402in" fo:padding-bottom="0.0402in" fo:padding-right="0.0402in"/>
    </style:style>
    <style:style style:name="P43" style:parent-style-name="Standard" style:family="paragraph">
      <style:paragraph-properties fo:margin-bottom="0in" fo:line-height="100%"/>
    </style:style>
    <style:style style:name="T44" style:parent-style-name="DefaultParagraphFont" style:family="text">
      <style:text-properties style:font-name="Arial" style:font-name-complex="Arial"/>
    </style:style>
    <style:style style:name="TableCell45" style:family="table-cell">
      <style:table-cell-properties fo:border="0.0069in solid #000000" fo:background-color="#D9D9D9" style:writing-mode="lr-tb" fo:padding-top="0.0402in" fo:padding-left="0.0402in" fo:padding-bottom="0.0402in" fo:padding-right="0.0402in"/>
    </style:style>
    <style:style style:name="P46" style:parent-style-name="Standard" style:family="paragraph">
      <style:paragraph-properties fo:margin-bottom="0in" fo:line-height="100%"/>
      <style:text-properties style:font-name="Arial" style:font-name-complex="Arial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fo:background-color="#D9D9D9" style:writing-mode="lr-tb" fo:padding-top="0.0402in" fo:padding-left="0.0402in" fo:padding-bottom="0.0402in" fo:padding-right="0.0402in"/>
    </style:style>
    <style:style style:name="P49" style:parent-style-name="Standard" style:family="paragraph">
      <style:paragraph-properties fo:margin-bottom="0in" fo:line-height="100%"/>
    </style:style>
    <style:style style:name="T50" style:parent-style-name="DefaultParagraphFont" style:family="text">
      <style:text-properties style:font-name="Arial" style:font-name-complex="Arial"/>
    </style:style>
    <style:style style:name="TableCell51" style:family="table-cell">
      <style:table-cell-properties fo:border="0.0069in solid #000000" fo:background-color="#D9D9D9" style:writing-mode="lr-tb" fo:padding-top="0.0402in" fo:padding-left="0.0402in" fo:padding-bottom="0.0402in" fo:padding-right="0.0402in"/>
    </style:style>
    <style:style style:name="P52" style:parent-style-name="Standard" style:family="paragraph">
      <style:paragraph-properties fo:margin-bottom="0in" fo:line-height="100%"/>
    </style:style>
    <style:style style:name="T5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Cell54" style:family="table-cell">
      <style:table-cell-properties fo:border-top="none" fo:border-left="none" fo:border-bottom="none" fo:border-right="0.0069in solid #000000" style:writing-mode="lr-tb" fo:padding-top="0.0402in" fo:padding-left="0.0402in" fo:padding-bottom="0.0402in" fo:padding-right="0.0402in"/>
    </style:style>
    <style:style style:name="P55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6" style:family="table-cell">
      <style:table-cell-properties fo:border-top="0.0069in solid #000000" fo:border-left="none" fo:border-bottom="0.0069in solid #000000" fo:border-right="0.0069in solid #000000" fo:background-color="#D9D9D9" style:writing-mode="lr-tb" fo:padding-top="0.0402in" fo:padding-left="0.0402in" fo:padding-bottom="0.0402in" fo:padding-right="0.0402in"/>
    </style:style>
    <style:style style:name="P57" style:parent-style-name="Standard" style:family="paragraph">
      <style:paragraph-properties fo:margin-bottom="0in" fo:line-height="100%"/>
    </style:style>
    <style:style style:name="T58" style:parent-style-name="DefaultParagraphFont" style:family="text">
      <style:text-properties style:font-name="Arial" style:font-name-complex="Arial"/>
    </style:style>
    <style:style style:name="TableCell59" style:family="table-cell">
      <style:table-cell-properties fo:border="0.0069in solid #000000" fo:background-color="#D9D9D9" style:writing-mode="lr-tb" fo:padding-top="0.0402in" fo:padding-left="0.0402in" fo:padding-bottom="0.0402in" fo:padding-right="0.0402in"/>
    </style:style>
    <style:style style:name="P60" style:parent-style-name="Standard" style:family="paragraph">
      <style:paragraph-properties fo:margin-bottom="0in" fo:line-height="100%"/>
      <style:text-properties style:font-name="Arial" style:font-name-complex="Arial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fo:background-color="#D9D9D9" style:writing-mode="lr-tb" fo:padding-top="0.0402in" fo:padding-left="0.0402in" fo:padding-bottom="0.0402in" fo:padding-right="0.0402in"/>
    </style:style>
    <style:style style:name="P63" style:parent-style-name="Standard" style:family="paragraph">
      <style:paragraph-properties fo:margin-bottom="0in" fo:line-height="100%"/>
    </style:style>
    <style:style style:name="T64" style:parent-style-name="DefaultParagraphFont" style:family="text">
      <style:text-properties style:font-name="Arial" style:font-name-complex="Arial"/>
    </style:style>
    <style:style style:name="TableCell65" style:family="table-cell">
      <style:table-cell-properties fo:border="0.0069in solid #000000" fo:background-color="#D9D9D9" style:writing-mode="lr-tb" fo:padding-top="0.0402in" fo:padding-left="0.0402in" fo:padding-bottom="0.0402in" fo:padding-right="0.0402in"/>
    </style:style>
    <style:style style:name="P66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7" style:family="table-cell">
      <style:table-cell-properties fo:border-top="none" fo:border-left="none" fo:border-bottom="none" fo:border-right="0.0069in solid #000000" style:writing-mode="lr-tb" fo:padding-top="0.0402in" fo:padding-left="0.0402in" fo:padding-bottom="0.0402in" fo:padding-right="0.0402in"/>
    </style:style>
    <style:style style:name="P68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9" style:family="table-cell">
      <style:table-cell-properties fo:border-top="0.0069in solid #000000" fo:border-left="none" fo:border-bottom="0.0069in solid #000000" fo:border-right="0.0069in solid #000000" fo:background-color="#D9D9D9" style:writing-mode="lr-tb" fo:padding-top="0.0402in" fo:padding-left="0.0402in" fo:padding-bottom="0.0402in" fo:padding-right="0.0402in"/>
    </style:style>
    <style:style style:name="P70" style:parent-style-name="Standard" style:family="paragraph">
      <style:paragraph-properties fo:margin-bottom="0in" fo:line-height="100%"/>
    </style:style>
    <style:style style:name="T71" style:parent-style-name="DefaultParagraphFont" style:family="text">
      <style:text-properties style:font-name="Arial" style:font-name-complex="Arial"/>
    </style:style>
    <style:style style:name="TableCell72" style:family="table-cell">
      <style:table-cell-properties fo:border="0.0069in solid #000000" fo:background-color="#D9D9D9" style:writing-mode="lr-tb" fo:padding-top="0.0402in" fo:padding-left="0.0402in" fo:padding-bottom="0.0402in" fo:padding-right="0.0402in"/>
    </style:style>
    <style:style style:name="P73" style:parent-style-name="Standard" style:family="paragraph">
      <style:paragraph-properties fo:margin-bottom="0in" fo:line-height="100%"/>
      <style:text-properties style:font-name="Arial" style:font-name-complex="Arial"/>
    </style:style>
    <style:style style:name="P74" style:parent-style-name="Standard" style:family="paragraph">
      <style:paragraph-properties fo:margin-bottom="0in"/>
      <style:text-properties style:font-name="Arial" style:font-name-complex="Arial" fo:font-weight="bold" style:font-weight-asian="bold" fo:font-size="8pt" style:font-size-asian="8pt" style:font-size-complex="8pt"/>
    </style:style>
    <style:style style:name="TableColumn76" style:family="table-column">
      <style:table-column-properties style:column-width="5.0395in" style:use-optimal-column-width="false"/>
    </style:style>
    <style:style style:name="TableColumn77" style:family="table-column">
      <style:table-column-properties style:column-width="5.0465in" style:use-optimal-column-width="false"/>
    </style:style>
    <style:style style:name="Table75" style:family="table">
      <style:table-properties style:width="10.0861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fo:background-color="#7030A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/>
    </style:style>
    <style:style style:name="T81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fo:background-color="#7030A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bottom="0in"/>
    </style:style>
    <style:style style:name="T85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ableCell86" style:family="table-cell">
      <style:table-cell-properties fo:border="0.0069in solid #000000" fo:background-color="#7030A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/>
    </style:style>
    <style:style style:name="T88" style:parent-style-name="DefaultParagraphFont" style:family="text">
      <style:text-properties style:font-name="Arial" style:font-name-complex="Arial" fo:font-weight="bold" style:font-weight-asian="bold" fo:color="#FFFFFF" style:font-size-complex="11pt"/>
    </style:style>
    <style:style style:name="TableRow89" style:family="table-row">
      <style:table-row-properties style:min-row-height="3.9375in" style:use-optimal-row-height="false"/>
    </style:style>
    <style:style style:name="TableCell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P92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0000"/>
    </style:style>
    <style:style style:name="P93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0000"/>
    </style:style>
    <style:style style:name="P94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0000"/>
    </style:style>
    <style:style style:name="P95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0000"/>
    </style:style>
    <style:style style:name="TableCell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fo:color="#000000" style:font-size-complex="11pt"/>
    </style:style>
    <style:style style:name="P98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fo:color="#000000" style:font-size-complex="11pt"/>
    </style:style>
    <style:style style:name="P99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fo:color="#000000" style:font-size-complex="11pt"/>
    </style:style>
    <style:style style:name="P100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fo:color="#000000" style:font-size-complex="11pt"/>
    </style:style>
    <style:style style:name="P101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fo:color="#000000" style:font-size-complex="11pt"/>
    </style:style>
    <style:style style:name="P102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fo:color="#000000" style:font-size-complex="11pt"/>
    </style:style>
    <style:style style:name="P10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olumn105" style:family="table-column">
      <style:table-column-properties style:column-width="10.0861in" style:use-optimal-column-width="false"/>
    </style:style>
    <style:style style:name="Table104" style:family="table">
      <style:table-properties style:width="10.0861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fo:background-color="#7030A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 fo:line-height="100%"/>
    </style:style>
    <style:style style:name="T109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ableRow110" style:family="table-row">
      <style:table-row-properties style:min-row-height="2.459in" style:use-optimal-row-height="false"/>
    </style:style>
    <style:style style:name="TableCell1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style:font-name="Arial" style:font-name-complex="Arial"/>
    </style:style>
    <style:style style:name="P113" style:parent-style-name="Standard" style:family="paragraph">
      <style:paragraph-properties fo:margin-bottom="0in" fo:line-height="100%"/>
      <style:text-properties style:font-name="Arial" style:font-name-complex="Arial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fo:background-color="#7030A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 fo:line-height="100%"/>
    </style:style>
    <style:style style:name="T117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ableRow118" style:family="table-row">
      <style:table-row-properties style:min-row-height="2.2527in" style:use-optimal-row-height="false"/>
    </style:style>
    <style:style style:name="TableCell1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P121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S1" style:family="section">
      <style:section-properties fo:margin-left="0in" fo:margin-right="0in" style:writing-mode="lr-tb">
        <style:columns fo:column-count="2">
          <style:column style:rel-width="7267*" fo:start-indent="0in" fo:end-indent="0.25in"/>
          <style:column style:rel-width="7267*" fo:start-indent="0.25in" fo:end-indent="0in"/>
        </style:columns>
      </style:section-properties>
    </style:style>
    <style:style style:name="P122" style:parent-style-name="Standard" style:family="paragraph">
      <style:paragraph-properties fo:margin-bottom="0in"/>
    </style:style>
  </office:automatic-styles>
  <office:body>
    <office:text text:use-soft-page-breaks="true">
      <text:p text:style-name="P1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<text:span text:style-name="T13">Assessment Details</text:span></text:p>
          </table:table-cell>
          <table:covered-table-cell/>
          <table:table-cell table:style-name="TableCell14">
            <text:p text:style-name="P15"/>
          </table:table-cell>
          <table:table-cell table:style-name="TableCell16" table:number-columns-spanned="2">
            <text:p text:style-name="P17"><text:span text:style-name="T18">Student Details</text:span></text:p>
          </table:table-cell>
          <table:covered-table-cell/>
        </table:table-row>
        <table:table-row table:style-name="TableRow19">
          <table:table-cell table:style-name="TableCell20">
            <text:p text:style-name="P21"><text:span text:style-name="T22">Assignment Title:</text:span></text:p>
          </table:table-cell>
          <table:table-cell table:style-name="TableCell23">
            <text:p text:style-name="P24"><text:span text:style-name="T25">ICA 1 Part 2: Code Viva</text:span></text:p>
          </table:table-cell>
          <table:table-cell table:style-name="TableCell26">
            <text:p text:style-name="P27"/>
          </table:table-cell>
          <table:table-cell table:style-name="TableCell28">
            <text:p text:style-name="P29"><text:span text:style-name="T30">Group</text:span></text:p>
          </table:table-cell>
          <table:table-cell table:style-name="TableCell31">
            <text:p text:style-name="P32">3I</text:p>
          </table:table-cell>
        </table:table-row>
        <table:table-row table:style-name="TableRow33">
          <table:table-cell table:style-name="TableCell34">
            <text:p text:style-name="P35"><text:span text:style-name="T36">Module Name:</text:span></text:p>
          </table:table-cell>
          <table:table-cell table:style-name="TableCell37">
            <text:p text:style-name="P38"><text:span text:style-name="T39">Advanced Java Programming (CIS2001-N)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><text:span text:style-name="T44">Scenario</text:span></text:p>
          </table:table-cell>
          <table:table-cell table:style-name="TableCell45">
            <text:p text:style-name="P46">Airport Routing Controller</text:p>
          </table:table-cell>
        </table:table-row>
        <table:table-row table:style-name="TableRow47">
          <table:table-cell table:style-name="TableCell48">
            <text:p text:style-name="P49"><text:span text:style-name="T50">Markers:</text:span></text:p>
          </table:table-cell>
          <table:table-cell table:style-name="TableCell51">
            <text:p text:style-name="P52"><text:span text:style-name="T53">Steven Mead &amp; James Fairbairn</text:span></text:p>
          </table:table-cell>
          <table:table-cell table:style-name="TableCell54">
            <text:p text:style-name="P55"/>
          </table:table-cell>
          <table:table-cell table:style-name="TableCell56">
            <text:p text:style-name="P57"><text:span text:style-name="T58">Name</text:span></text:p>
          </table:table-cell>
          <table:table-cell table:style-name="TableCell59">
            <text:p text:style-name="P60">Patryk Neter</text:p>
          </table:table-cell>
        </table:table-row>
        <table:table-row table:style-name="TableRow61">
          <table:table-cell table:style-name="TableCell62">
            <text:p text:style-name="P63"><text:span text:style-name="T64">Date:</text:span>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><text:span text:style-name="T71">Student No.</text:span></text:p>
          </table:table-cell>
          <table:table-cell table:style-name="TableCell72">
            <text:p text:style-name="P73">v8243060</text:p>
          </table:table-cell>
        </table:table-row>
      </table:table>
      <text:p text:style-name="P74"/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 table:number-columns-spanned="2">
            <text:p text:style-name="P80"><text:span text:style-name="T81">Feedback notes</text:span></text:p>
          </table:table-cell>
          <table:covered-table-cell/>
        </table:table-row>
        <table:table-row table:style-name="TableRow82">
          <table:table-cell table:style-name="TableCell83">
            <text:p text:style-name="P84"><text:span text:style-name="T85">Strengths</text:span></text:p>
          </table:table-cell>
          <table:table-cell table:style-name="TableCell86">
            <text:p text:style-name="P87"><text:span text:style-name="T88">Weaknesses</text:span></text:p>
          </table:table-cell>
        </table:table-row>
        <table:table-row table:style-name="TableRow89">
          <table:table-cell table:style-name="TableCell90">
            <text:p text:style-name="P91"/>
            <text:p text:style-name="P92">Easy to modify and add more methods</text:p>
            <text:p text:style-name="P93">All states in one package</text:p>
            <text:p text:style-name="P94">Only a few of conditional statements</text:p>
            <text:p text:style-name="P95">Good code cohesion</text:p>
          </table:table-cell>
          <table:table-cell table:style-name="TableCell96">
            <text:p text:style-name="P97"/>
            <text:p text:style-name="P98">Comments<text:s/>could be improved to be clearer</text:p>
            <text:p text:style-name="P99">Does not validate most inputs, e.g. hard crash</text:p>
            <text:p text:style-name="P100">Some input validation could be done more efficiently</text:p>
            <text:p text:style-name="P101">Would require significant edits to fit into a bigger system</text:p>
            <text:p text:style-name="P102">Some Junit tests fail</text:p>
          </table:table-cell>
        </table:table-row>
      </table:table>
      <text:p text:style-name="P103"/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soft-page-break/>
            <text:p text:style-name="P108"><text:span text:style-name="T109">Other notes</text:span></text:p>
          </table:table-cell>
        </table:table-row>
        <table:table-row table:style-name="TableRow110">
          <table:table-cell table:style-name="TableCell111">
            <text:p text:style-name="P112"/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Response to feedback &amp; action plan</text:span></text:p>
          </table:table-cell>
        </table:table-row>
        <table:table-row table:style-name="TableRow118">
          <table:table-cell table:style-name="TableCell119">
            <text:p text:style-name="P120"/>
            <text:p text:style-name="P121"/>
          </table:table-cell>
        </table:table-row>
      </table:table>
      <text:section text:name="Sect1" text:style-name="S1">
        <text:p text:style-name="P122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F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auto-update="true" style:default-outline-level="1">
      <style:paragraph-properties fo:keep-with-next="always" fo:margin-top="0.0833in" fo:margin-bottom="0.0833in" fo:line-height="100%"/>
      <style:text-properties style:font-name-asian="Times New Roman" style:font-name-complex="Times New Roman" fo:font-weight="bold" style:font-weight-asian="bold" style:font-weight-complex="bold" fo:color="#002060" fo:font-size="24pt" style:font-size-asian="24pt" style:font-size-complex="10pt" style:language-asian="en" style:country-asian="US" fo:hyphenate="false"/>
    </style:style>
    <style:style style:name="Heading2" style:display-name="Heading 2" style:family="paragraph" style:parent-style-name="Standard" style:next-style-name="Standard" style:auto-update="true" style:default-outline-level="2">
      <style:paragraph-properties fo:keep-with-next="always" fo:keep-together="always" fo:margin-bottom="0in" fo:line-height="100%"/>
      <style:text-properties fo:font-weight="bold" style:font-weight-asian="bold" style:font-weight-complex="bold" fo:color="#C00000" fo:font-size="14pt" style:font-size-asian="14pt" style:font-size-complex="14pt" style:language-asian="en" style:country-asian="US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bottom="0in" fo:line-height="100%"/>
      <style:text-properties style:font-name="Verdana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en" style:country-asian="US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margin-bottom="0in" fo:line-height="100%"/>
      <style:text-properties style:font-name="Verdana" style:font-name-asian="Times New Roman" style:font-name-complex="Times New Roman" fo:font-style="italic" style:font-style-asian="italic" style:font-style-complex="italic" fo:font-size="9pt" style:font-size-asian="9pt" fo:language="en" fo:country="US" style:language-asian="en" style:country-asian="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Zen Hei Sharp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Subtitle" style:display-name="Subtitle" style:family="paragraph" style:parent-style-name="Standard" style:next-style-name="Standard" style:auto-update="true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style-complex="italic" fo:color="#000000" fo:font-size="18pt" style:font-size-asian="18pt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color="#002060" fo:font-size="24pt" style:font-size-asian="24pt" style:font-size-complex="10pt" style:language-asian="en" style:country-asian="US"/>
    </style:style>
    <style:style style:name="Heading4Char" style:display-name="Heading 4 Char" style:family="text" style:parent-style-name="DefaultParagraphFont">
      <style:text-properties style:font-name="Verdana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Heading6Char" style:display-name="Heading 6 Char" style:family="text" style:parent-style-name="DefaultParagraphFont">
      <style:text-properties style:font-name="Verdana" style:font-name-asian="Times New Roman" style:font-name-complex="Times New Roman" fo:font-style="italic" style:font-style-asian="italic" style:font-style-complex="italic" fo:font-size="9pt" style:font-size-asian="9pt" style:font-size-complex="12pt" fo:language="en" fo:country="US" style:language-asian="en" style:country-asian="US"/>
    </style:style>
    <style:style style:name="Heading2Char" style:display-name="Heading 2 Char" style:family="text" style:parent-style-name="DefaultParagraphFont">
      <style:text-properties style:font-name="Calibri" style:font-name-asian="F" style:font-name-complex="F" fo:font-weight="bold" style:font-weight-asian="bold" style:font-weight-complex="bold" fo:color="#C00000" fo:font-size="14pt" style:font-size-asian="14pt" style:font-size-complex="14pt" style:language-asian="en" style:country-asian="US"/>
    </style:style>
    <style:style style:name="SubtitleChar" style:display-name="Subtitle Char" style:family="text" style:parent-style-name="DefaultParagraphFont">
      <style:text-properties style:font-name="Calibri" style:font-name-asian="F" style:font-name-complex="F" fo:font-weight="bold" style:font-weight-asian="bold" style:font-style-complex="italic" fo:color="#000000" fo:font-size="18pt" style:font-size-asian="18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9" style:display-name="WWNum9">
      <text:list-level-style-bullet text:level="1" text:bullet-char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0" style:display-name="WWNum10">
      <text:list-level-style-bullet text:level="1" text:bullet-char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1" style:display-name="WWNum11">
      <text:list-level-style-bullet text:level="1" text:bullet-char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2" style:display-name="WWNum12">
      <text:list-level-style-bullet text:level="1" text:bullet-char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3" style:display-name="WWNum13">
      <text:list-level-style-bullet text:level="1" text:bullet-char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15LVL2" style:family="text">
      <style:text-properties style:font-name-complex="Courier New"/>
    </style: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4" style:display-name="WWNum14">
      <text:list-level-style-bullet text:level="1" text:bullet-char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5" style:display-name="WWNum15">
      <text:list-level-style-bullet text:level="1" text:bullet-char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2" style:family="text">
      <style:text-properties style:font-name-complex="Courier New"/>
    </style:style>
    <style:style style:name="WW_CharLFO17LVL5" style:family="text">
      <style:text-properties style:font-name-complex="Courier New"/>
    </style:style>
    <style:style style:name="WW_CharLFO17LVL8" style:family="text">
      <style:text-properties style:font-name-complex="Courier New"/>
    </style:style>
    <text:list-style style:name="WWNum16" style:display-name="WWNum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1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1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18LVL2" style:family="text">
      <style:text-properties style:font-name-complex="Courier New"/>
    </style:style>
    <style:style style:name="WW_CharLFO18LVL5" style:family="text">
      <style:text-properties style:font-name-complex="Courier New"/>
    </style:style>
    <style:style style:name="WW_CharLFO18LVL8" style:family="text">
      <style:text-properties style:font-name-complex="Courier New"/>
    </style:style>
    <text:list-style style:name="WWNum17" style:display-name="WWNum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19LVL2" style:family="text">
      <style:text-properties style:font-name-complex="Courier New"/>
    </style:style>
    <style:style style:name="WW_CharLFO19LVL5" style:family="text">
      <style:text-properties style:font-name-complex="Courier New"/>
    </style:style>
    <style:style style:name="WW_CharLFO19LVL8" style:family="text">
      <style:text-properties style:font-name-complex="Courier New"/>
    </style:style>
    <text:list-style style:name="WWNum18" style:display-name="WWNum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1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1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text:list-style style:name="WWNum19" style:display-name="WWNum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20" style:display-name="WWNum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23" style:display-name="WWNum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24" style:display-name="WWNum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0LVL2" style:family="text">
      <style:text-properties style:font-name-complex="Courier New"/>
    </style:style>
    <style:style style:name="WW_CharLFO30LVL5" style:family="text">
      <style:text-properties style:font-name-complex="Courier New"/>
    </style:style>
    <style:style style:name="WW_CharLFO30LVL8" style:family="text">
      <style:text-properties style:font-name-complex="Courier New"/>
    </style:style>
    <text:list-style style:name="WWNum29" style:display-name="WWNum29">
      <text:list-level-style-bullet text:level="1" text:bullet-char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3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3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3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31LVL2" style:family="text">
      <style:text-properties style:font-name-complex="Courier New"/>
    </style:style>
    <style:style style:name="WW_CharLFO31LVL5" style:family="text">
      <style:text-properties style:font-name-complex="Courier New"/>
    </style:style>
    <style:style style:name="WW_CharLFO31LVL8" style:family="text">
      <style:text-properties style:font-name-complex="Courier New"/>
    </style:style>
    <text:list-style style:name="WWNum30" style:display-name="WWNum30">
      <text:list-level-style-bullet text:level="1" text:bullet-char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3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3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3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32LVL2" style:family="text">
      <style:text-properties style:font-name-complex="Courier New"/>
    </style:style>
    <style:style style:name="WW_CharLFO32LVL5" style:family="text">
      <style:text-properties style:font-name-complex="Courier New"/>
    </style:style>
    <style:style style:name="WW_CharLFO32LVL8" style:family="text">
      <style:text-properties style:font-name-complex="Courier New"/>
    </style:style>
    <text:list-style style:name="WWNum31" style:display-name="WWNum31">
      <text:list-level-style-bullet text:level="1" text:bullet-char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3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3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3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33LVL2" style:family="text">
      <style:text-properties style:font-name-complex="Courier New"/>
    </style:style>
    <style:style style:name="WW_CharLFO33LVL5" style:family="text">
      <style:text-properties style:font-name-complex="Courier New"/>
    </style:style>
    <style:style style:name="WW_CharLFO33LVL8" style:family="text">
      <style:text-properties style:font-name-complex="Courier New"/>
    </style:style>
    <text:list-style style:name="WWNum32" style:display-name="WWNum32">
      <text:list-level-style-bullet text:level="1" text:bullet-char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3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3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3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34LVL2" style:family="text">
      <style:text-properties style:font-name-complex="Courier New"/>
    </style:style>
    <style:style style:name="WW_CharLFO34LVL5" style:family="text">
      <style:text-properties style:font-name-complex="Courier New"/>
    </style:style>
    <style:style style:name="WW_CharLFO34LVL8" style:family="text">
      <style:text-properties style:font-name-complex="Courier New"/>
    </style:style>
    <text:list-style style:name="WWNum33" style:display-name="WWNum33">
      <text:list-level-style-bullet text:level="1" text:bullet-char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3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3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3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35LVL2" style:family="text">
      <style:text-properties style:font-name-complex="Courier New"/>
    </style:style>
    <style:style style:name="WW_CharLFO35LVL5" style:family="text">
      <style:text-properties style:font-name-complex="Courier New"/>
    </style:style>
    <style:style style:name="WW_CharLFO35LVL8" style:family="text">
      <style:text-properties style:font-name-complex="Courier New"/>
    </style:style>
    <text:list-style style:name="WWNum34" style:display-name="WWNum34">
      <text:list-level-style-bullet text:level="1" text:bullet-char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3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3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3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1965in" fo:margin-left="0.8in" fo:margin-bottom="0.5in" fo:margin-right="0.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034in"/>
      </style:header-style>
      <style:footer-style>
        <style:header-footer-properties style:dynamic-spacing="true" fo:min-height="0.3in"/>
      </style:footer-style>
    </style:page-layout>
    <style:style style:name="P2" style:parent-style-name="Standard" style:family="paragraph">
      <style:paragraph-properties fo:margin-top="0.0833in" fo:margin-bottom="0in">
        <style:tab-stops>
          <style:tab-stop style:type="left" style:position="9.2097in"/>
        </style:tab-stops>
      </style:paragraph-properties>
    </style:style>
    <style:style style:name="T3" style:parent-style-name="DefaultParagraphFont" style:family="text">
      <style:text-properties fo:font-weight="bold" style:font-weight-asian="bold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Picture 9" text:anchor-type="paragraph" svg:x="8.23976in" svg:y="0.08976in" svg:width="1.83071in" svg:height="0.70157in" style:rel-width="scale" style:rel-height="scale"><draw:image xlink:href="media/image1.png" xlink:type="simple" xlink:show="embed" xlink:actuate="onLoad"/><svg:title/><svg:desc>U:\windows-home\SCM\Logos\TU_FINAL Black logo small .gif</svg:desc></draw:frame></text:span>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roup Feedback Template</dc:title>
    <meta:initial-creator>Pete Dwyer</meta:initial-creator>
    <dc:creator>NETER, PATRYK</dc:creator>
    <meta:creation-date>2019-11-01T08:40:00Z</meta:creation-date>
    <dc:date>2019-11-05T19:30:00Z</dc:date>
    <meta:print-date>2014-04-08T12:55:00Z</meta:print-date>
    <meta:template xlink:href="Normal" xlink:type="simple"/>
    <meta:editing-cycles>5</meta:editing-cycles>
    <meta:editing-duration>PT6420S</meta:editing-duration>
    <meta:user-defined meta:name="AppVersion">16.0000</meta:user-defined>
    <meta:user-defined meta:name="Company">UoT</meta:user-defined>
    <meta:user-defined meta:name="ContentTypeId">0x0101007A6B602259A0B24FB383EFCF0318B94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ItemGuid">c9402668-cd17-4205-8b6e-85ac7d74d8d9</meta:user-defined>
    <meta:document-statistic meta:page-count="2" meta:paragraph-count="1" meta:word-count="105" meta:character-count="709" meta:row-count="5" meta:non-whitespace-character-count="605"/>
  </office:meta>
</office:document-meta>
</file>